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05cm" svg:height="1.905cm" svg:x="13.798cm" svg:y="3.79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11.004cm" svg:y="6.20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7.956cm" svg:y="9.0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5.924cm" svg:y="12.04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9.281cm" svg:y="12.14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11.131cm" svg:y="9.128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13.967cm" svg:y="9.128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905cm" svg:height="1.905cm" svg:x="16.465cm" svg:y="6.33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848cm" svg:height="0.962cm" svg:x="17.1cm" svg:y="9.309cm">
          <draw:text-box>
            <text:p>… ...</text:p>
          </draw:text-box>
        </draw:frame>
        <draw:line draw:style-name="gr3" draw:text-style-name="P1" draw:layer="layout" svg:x1="14.052cm" svg:y1="5.318cm" svg:x2="12.528cm" svg:y2="6.461cm">
          <text:p/>
        </draw:line>
        <draw:line draw:style-name="gr3" draw:text-style-name="P1" draw:layer="layout" svg:x1="11.258cm" svg:y1="7.858cm" svg:x2="9.607cm" svg:y2="9.255cm">
          <text:p/>
        </draw:line>
        <draw:line draw:style-name="gr3" draw:text-style-name="P1" draw:layer="layout" svg:x1="12.02cm" svg:y1="8.112cm" svg:x2="12.02cm" svg:y2="9.128cm">
          <text:p/>
        </draw:line>
        <draw:line draw:style-name="gr3" draw:text-style-name="P1" draw:layer="layout" svg:x1="12.655cm" svg:y1="7.858cm" svg:x2="14.306cm" svg:y2="9.382cm">
          <text:p/>
        </draw:line>
        <draw:line draw:style-name="gr3" draw:text-style-name="P1" draw:layer="layout" svg:x1="8.337cm" svg:y1="10.652cm" svg:x2="6.813cm" svg:y2="12.176cm">
          <text:p/>
        </draw:line>
        <draw:line draw:style-name="gr3" draw:text-style-name="P1" draw:layer="layout" svg:x1="9.382cm" svg:y1="10.779cm" svg:x2="10.115cm" svg:y2="12.176cm">
          <text:p/>
        </draw:line>
        <draw:connector draw:style-name="gr3" draw:text-style-name="P1" draw:layer="layout" draw:type="line" svg:x1="15.424cm" svg:y1="5.42cm" svg:x2="16.744cm" svg:y2="6.613cm" draw:start-shape="id1" draw:start-glue-point="9" draw:end-shape="id2" draw:end-glue-point="5" svg:d="m15424 5420 1320 1193" svg:viewBox="0 0 1321 1194">
          <text:p/>
        </draw:connector>
        <draw:line draw:style-name="gr4" draw:text-style-name="P1" draw:layer="layout" svg:x1="12.684cm" svg:y1="4.175cm" svg:x2="5.064cm" svg:y2="11.033cm">
          <text:p/>
        </draw:line>
        <draw:line draw:style-name="gr4" draw:text-style-name="P1" draw:layer="layout" svg:x1="6.715cm" svg:y1="14.589cm" svg:x2="10.398cm" svg:y2="14.589cm">
          <text:p/>
        </draw:line>
        <draw:line draw:style-name="gr4" draw:text-style-name="P1" draw:layer="layout" svg:x1="11.895cm" svg:y1="13.7cm" svg:x2="10.371cm" svg:y2="10.144cm">
          <text:p/>
        </draw:line>
        <draw:line draw:style-name="gr4" draw:text-style-name="P1" draw:layer="layout" svg:x1="12.049cm" svg:y1="11.668cm" svg:x2="15.097cm" svg:y2="11.668cm">
          <text:p/>
        </draw:line>
        <draw:line draw:style-name="gr4" draw:text-style-name="P1" draw:layer="layout" svg:x1="16.875cm" svg:y1="10.652cm" svg:x2="14.843cm" svg:y2="7.096cm">
          <text:p/>
        </draw:line>
      </draw:page>
      <draw:page draw:name="page2" draw:style-name="dp1" draw:master-page-name="Default">
        <draw:custom-shape draw:style-name="gr1" draw:text-style-name="P1" xml:id="id3" draw:id="id3" draw:layer="layout" svg:width="1.905cm" svg:height="1.905cm" svg:x="13.797cm" svg:y="3.79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11.003cm" svg:y="6.20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7.955cm" svg:y="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5.923cm" svg:y="12.04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9.28cm" svg:y="12.144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11.13cm" svg:y="9.12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905cm" svg:height="1.905cm" svg:x="13.954cm" svg:y="9.128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905cm" svg:height="1.905cm" svg:x="13.827cm" svg:y="6.33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848cm" svg:height="0.962cm" svg:x="12.995cm" svg:y="14.516cm">
          <draw:text-box>
            <text:p>… ...</text:p>
          </draw:text-box>
        </draw:frame>
        <draw:line draw:style-name="gr3" draw:text-style-name="P1" draw:layer="layout" svg:x1="14.081cm" svg:y1="5.318cm" svg:x2="12.527cm" svg:y2="6.46cm">
          <text:p/>
        </draw:line>
        <draw:line draw:style-name="gr3" draw:text-style-name="P1" draw:layer="layout" svg:x1="11.257cm" svg:y1="7.857cm" svg:x2="9.606cm" svg:y2="9.254cm">
          <text:p/>
        </draw:line>
        <draw:line draw:style-name="gr3" draw:text-style-name="P1" draw:layer="layout" svg:x1="12.019cm" svg:y1="8.111cm" svg:x2="12.019cm" svg:y2="9.127cm">
          <text:p/>
        </draw:line>
        <draw:line draw:style-name="gr3" draw:text-style-name="P1" draw:layer="layout" svg:x1="14.843cm" svg:y1="8.239cm" svg:x2="14.843cm" svg:y2="9.128cm">
          <text:p/>
        </draw:line>
        <draw:line draw:style-name="gr3" draw:text-style-name="P1" draw:layer="layout" svg:x1="8.336cm" svg:y1="10.651cm" svg:x2="6.812cm" svg:y2="12.175cm">
          <text:p/>
        </draw:line>
        <draw:line draw:style-name="gr3" draw:text-style-name="P1" draw:layer="layout" svg:x1="9.381cm" svg:y1="10.778cm" svg:x2="10.114cm" svg:y2="12.175cm">
          <text:p/>
        </draw:line>
        <draw:connector draw:style-name="gr3" draw:text-style-name="P1" draw:layer="layout" draw:type="line" svg:x1="14.75cm" svg:y1="5.698cm" svg:x2="14.78cm" svg:y2="6.334cm" draw:start-shape="id3" draw:start-glue-point="8" draw:end-shape="id4" draw:end-glue-point="4" svg:d="m14750 5698 30 636" svg:viewBox="0 0 31 637">
          <text:p/>
        </draw:connector>
        <draw:line draw:style-name="gr4" draw:text-style-name="P1" draw:layer="layout" svg:x1="11.414cm" svg:y1="8.493cm" svg:x2="17.764cm" svg:y2="8.493cm">
          <text:p/>
        </draw:line>
        <draw:custom-shape draw:style-name="gr1" draw:text-style-name="P1" xml:id="id5" draw:id="id5" draw:layer="layout" svg:width="1.905cm" svg:height="1.905cm" svg:x="16.875cm" svg:y="6.33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423cm" svg:y1="5.419cm" svg:x2="17.154cm" svg:y2="6.613cm" draw:start-shape="id3" draw:start-glue-point="9" draw:end-shape="id5" draw:end-glue-point="5" svg:d="m15423 5419 1731 1194" svg:viewBox="0 0 1732 1195">
          <text:p/>
        </draw:connector>
        <draw:custom-shape draw:style-name="gr1" draw:text-style-name="P1" xml:id="id7" draw:id="id7" draw:layer="layout" svg:width="1.905cm" svg:height="1.905cm" svg:x="12.557cm" svg:y="12.176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848cm" svg:height="0.962cm" svg:x="16.113cm" svg:y="12.738cm">
          <draw:text-box>
            <text:p>… ...</text:p>
          </draw:text-box>
        </draw:frame>
        <draw:connector draw:style-name="gr5" draw:text-style-name="P1" draw:layer="layout" draw:type="line" svg:x1="14.907cm" svg:y1="11.033cm" svg:x2="13.51cm" svg:y2="12.176cm" draw:start-shape="id6" draw:start-glue-point="8" draw:end-shape="id7" draw:end-glue-point="4" svg:d="m14907 11033-1397 1143" svg:viewBox="0 0 1398 1144">
          <text:p/>
        </draw:connector>
        <draw:line draw:style-name="gr4" draw:text-style-name="P1" draw:layer="layout" svg:x1="8.366cm" svg:y1="11.668cm" svg:x2="15.478cm" svg:y2="11.668cm">
          <text:p/>
        </draw:line>
        <draw:line draw:style-name="gr4" draw:text-style-name="P1" draw:layer="layout" svg:x1="5.953cm" svg:y1="14.589cm" svg:x2="20.431cm" svg:y2="14.5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u Xinyu</meta:initial-creator>
    <meta:creation-date>2014-01-14T13:00:02</meta:creation-date>
    <dc:date>2014-01-14T14:16:28</dc:date>
    <dc:creator>Liu Xinyu</dc:creator>
    <meta:editing-duration>PT1H1M43S</meta:editing-duration>
    <meta:editing-cycles>6</meta:editing-cycles>
    <meta:generator>LibreOffice/3.5$Linux_X86_64 LibreOffice_project/350m1$Build-2</meta:generator>
    <meta:document-statistic meta:object-count="45"/>
  </office:meta>
</office:document-meta>
</file>